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9d8" officeooo:paragraph-rsid="000b49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java problem_set1</text:p>
      <text:p text:style-name="P1">Glasshut website</text:p>
      <text:p text:style-name="P1"/>
      <text:p text:style-name="P1">#github link</text:p>
      <text:p text:style-name="P1">https://github.com/Zakirhussain02/Java_pe1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2:40:03.867269976</meta:creation-date>
    <dc:date>2018-12-31T12:41:44.057686985</dc:date>
    <meta:editing-duration>PT1M40S</meta:editing-duration>
    <meta:editing-cycles>1</meta:editing-cycles>
    <meta:document-statistic meta:table-count="0" meta:image-count="0" meta:object-count="0" meta:page-count="1" meta:paragraph-count="4" meta:word-count="7" meta:character-count="92" meta:non-whitespace-character-count="89"/>
    <meta:generator>LibreOffice/6.0.7.3$Linux_X86_64 LibreOffice_project/00m0$Build-3</meta:generator>
  </office:meta>
</office:document-meta>
</file>